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ve noticed a few times over the past couple of days that people have been asking where to get Sodium Citrate. Short answer is online. Easiest and cheapest. However there maybe instances due to timing etc, where you may not be able to purchase it on line in time for your need. </text:p>
      <text:p text:style-name="Text_20_body">I did a bit of research a bit back and found out that you can make sodium citrate from baking soda (sodium bicarbonate) and Citric Acid, both of which should be readily available at your local grocer. </text:p>
      <text:p text:style-name="Text_20_body">For every 2.1 g of citric acid, use 2.5 g of sodium bicarbonate and if everything goes well, you'll get 2.9 g of sodium citrate after evaporating all the water. Just mix the two ingredients with which ever liquid you're using (milk or water) and you should be good to go, clearly no need to evaporate the water. </text:p>
      <text:p text:style-name="Text_20_body">e.g. for the Modernist Cuisine at Home it calls for 11g of Sodium Citrate, so you'd need ~8g (7.96) of Citric Acid and ~9.5g(9.48) to get 11g of Sodium Citrate. </text:p>
      <text:p text:style-name="Text_20_body">I have yet to try this but it seems like it should work. Just chemistr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6:17:52.792844598</meta:creation-date>
    <dc:date>2016-11-21T16:19:07.064761392</dc:date>
    <meta:editing-duration>PT1M14S</meta:editing-duration>
    <meta:editing-cycles>1</meta:editing-cycles>
    <meta:document-statistic meta:table-count="0" meta:image-count="0" meta:object-count="0" meta:page-count="1" meta:paragraph-count="5" meta:word-count="192" meta:character-count="1026" meta:non-whitespace-character-count="834"/>
    <meta:generator>LibreOffice/5.1.4.2$Linux_X86_64 LibreOffice_project/10m0$Build-2</meta:generator>
  </office:meta>
</office:document-meta>
</file>